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9B0000005D0C4B9F4CC684EFA5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ic1-min" draw:fill-image-width="0cm" draw:fill-image-height="0cm" style:repeat="repeat" draw:fill-image-ref-point-x="86%" draw:fill-image-ref-point-y="21%" draw:fill-image-ref-point="top-righ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ic1-min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ic1-min" xlink:href="Pictures/100000000000009B0000005D0C4B9F4CC684EF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8T11:06:50.754000000</meta:creation-date>
    <dc:date>2022-11-18T11:27:49.928000000</dc:date>
    <meta:editing-duration>PT10M43S</meta:editing-duration>
    <meta:editing-cycles>2</meta:editing-cycles>
    <meta:generator>LibreOfficeDev/7.5.0.0.alpha0$Windows_X86_64 LibreOffice_project/c3ca46945aa498907a938e33b2df7937f45199db</meta:generator>
    <meta:document-statistic meta:object-count="25"/>
  </office:meta>
</office:document-meta>
</file>